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A SHEPHERD</text:p>
      <text:p text:style-name="Standard"/>
      <text:p text:style-name="P1">1/ INTRODUCTION</text:p>
      <text:p text:style-name="Standard">CREATION + DATES</text:p>
      <text:p text:style-name="P1">2/ PAUL WATSON</text:p>
      <text:p text:style-name="Standard">BORN IN TORONTO, 1950.</text:p>
      <text:p text:style-name="Standard"/>
      <text:p text:style-name="Standard">3/ CHIFFRES + MISSIONS ACTUELLES</text:p>
      <text:p text:style-name="Standard">4/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0T21:17:28.72</meta:creation-date>
    <meta:document-statistic meta:table-count="0" meta:image-count="0" meta:object-count="0" meta:page-count="1" meta:paragraph-count="7" meta:word-count="21" meta:character-count="124"/>
    <dc:date>2018-11-20T23:26:46.41</dc:date>
    <meta:editing-duration>PT53M44S</meta:editing-duration>
    <meta:editing-cycles>1</meta:editing-cycles>
    <meta:generator>OpenOffice/4.1.4$Win32 OpenOffice.org_project/414m5$Build-9788</meta:generator>
  </office:meta>
</office:document-meta>
</file>